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text:style-name="WW_CharLFO2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extbody" style:master-page-name="MP0" style:family="paragraph">
      <style:paragraph-properties fo:break-before="page"/>
      <style:text-properties style:font-name="Times New Roman" style:font-name-complex="Times New Roman" fo:font-size="16pt" style:font-size-asian="16pt" style:font-size-complex="16pt"/>
    </style:style>
    <style:style style:name="P2" style:parent-style-name="Textbody" style:family="paragraph">
      <style:text-properties style:font-name="Times New Roman" style:font-name-complex="Times New Roman" fo:font-size="16pt" style:font-size-asian="16pt" style:font-size-complex="16pt"/>
    </style:style>
    <style:style style:name="T3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T4" style:parent-style-name="Гиперссылка" style:family="text">
      <style:text-properties style:font-name="Times New Roman" style:font-name-complex="Times New Roman" style:use-window-font-color="true" fo:font-size="16pt" style:font-size-asian="16pt" style:font-size-complex="16pt" fo:background-color="#FFFFFF" style:text-underline-type="none"/>
    </style:style>
    <style:style style:name="T5" style:parent-style-name="Основнойшрифтабзаца" style:family="text">
      <style:text-properties style:font-name="Times New Roman" style:font-name-complex="Times New Roman" fo:font-size="16pt" style:font-size-asian="16pt" style:font-size-complex="16pt" fo:background-color="#FFFFFF"/>
    </style:style>
    <style:style style:name="T6" style:parent-style-name="Гиперссылка" style:family="text">
      <style:text-properties style:font-name="Times New Roman" style:font-name-complex="Times New Roman" style:use-window-font-color="true" fo:font-size="16pt" style:font-size-asian="16pt" style:font-size-complex="16pt" fo:background-color="#FFFFFF" style:text-underline-type="none"/>
    </style:style>
    <style:style style:name="T7" style:parent-style-name="Основнойшрифтабзаца" style:family="text">
      <style:text-properties style:font-name="Times New Roman" style:font-name-complex="Times New Roman" fo:font-size="16pt" style:font-size-asian="16pt" style:font-size-complex="16pt" fo:background-color="#FFFFFF"/>
    </style:style>
    <style:style style:name="T8" style:parent-style-name="Гиперссылка" style:family="text">
      <style:text-properties style:font-name="Times New Roman" style:font-name-complex="Times New Roman" style:use-window-font-color="true" fo:font-size="16pt" style:font-size-asian="16pt" style:font-size-complex="16pt" fo:background-color="#FFFFFF" style:text-underline-type="none"/>
    </style:style>
    <style:style style:name="T9" style:parent-style-name="Основнойшрифтабзаца" style:family="text">
      <style:text-properties style:font-name="Times New Roman" style:font-name-complex="Times New Roman" fo:font-size="16pt" style:font-size-asian="16pt" style:font-size-complex="16pt" fo:background-color="#FFFFFF"/>
    </style:style>
    <style:style style:name="T10" style:parent-style-name="Гиперссылка" style:family="text">
      <style:text-properties style:font-name="Times New Roman" style:font-name-complex="Times New Roman" style:use-window-font-color="true" fo:font-size="16pt" style:font-size-asian="16pt" style:font-size-complex="16pt" fo:background-color="#FFFFFF" style:text-underline-type="none"/>
    </style:style>
    <style:style style:name="T11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T12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T13" style:parent-style-name="Основнойшрифтабзаца" style:family="text">
      <style:text-properties style:font-name="Times New Roman" style:font-name-complex="Times New Roman" fo:font-size="16pt" style:font-size-asian="16pt" style:font-size-complex="16pt" fo:background-color="#FFFFFF"/>
    </style:style>
    <style:style style:name="T14" style:parent-style-name="Гиперссылка" style:family="text">
      <style:text-properties style:font-name="Times New Roman" style:font-name-complex="Times New Roman" style:use-window-font-color="true" fo:font-size="16pt" style:font-size-asian="16pt" style:font-size-complex="16pt" fo:background-color="#FFFFFF" style:text-underline-type="none"/>
    </style:style>
    <style:style style:name="T15" style:parent-style-name="Основнойшрифтабзаца" style:family="text">
      <style:text-properties style:font-name="Times New Roman" style:font-name-complex="Times New Roman" fo:font-size="16pt" style:font-size-asian="16pt" style:font-size-complex="16pt" fo:background-color="#FFFFFF"/>
    </style:style>
    <style:style style:name="T16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T17" style:parent-style-name="Основнойшрифтабзаца" style:family="text">
      <style:text-properties style:font-name="Times New Roman" style:font-name-complex="Times New Roman" fo:font-size="16pt" style:font-size-asian="16pt" style:font-size-complex="16pt" fo:background-color="#FFFFFF"/>
    </style:style>
    <style:style style:name="T18" style:parent-style-name="Гиперссылка" style:family="text">
      <style:text-properties style:font-name="Times New Roman" style:font-name-complex="Times New Roman" style:use-window-font-color="true" fo:font-size="16pt" style:font-size-asian="16pt" style:font-size-complex="16pt" fo:background-color="#FFFFFF" style:text-underline-type="none"/>
    </style:style>
    <style:style style:name="T19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T20" style:parent-style-name="StrongEmphasis" style:family="text">
      <style:text-properties style:font-name="Times New Roman" style:font-name-complex="Times New Roman" fo:font-weight="normal" style:font-weight-asian="normal" fo:font-size="16pt" style:font-size-asian="16pt" style:font-size-complex="16pt"/>
    </style:style>
    <style:style style:name="T21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T22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T23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P24" style:parent-style-name="Textbody" style:family="paragraph">
      <style:text-properties style:font-name="Times New Roman" style:font-name-complex="Times New Roman" fo:font-size="16pt" style:font-size-asian="16pt" style:font-size-complex="16pt"/>
    </style:style>
    <style:style style:name="P25" style:parent-style-name="Textbody" style:family="paragraph">
      <style:text-properties style:font-name="Times New Roman" style:font-name-complex="Times New Roman" fo:font-size="16pt" style:font-size-asian="16pt" style:font-size-complex="16pt" fo:background-color="#FAFAFA"/>
    </style:style>
    <style:style style:name="T26" style:parent-style-name="Основнойшрифтабзаца" style:family="text">
      <style:text-properties style:font-name="Times New Roman" style:font-name-complex="Times New Roman" fo:font-size="16pt" style:font-size-asian="16pt" style:font-size-complex="16pt" fo:background-color="#FFFFFF"/>
    </style:style>
    <style:style style:name="T27" style:parent-style-name="Гиперссылка" style:family="text">
      <style:text-properties style:font-name="Times New Roman" style:font-name-complex="Times New Roman" style:use-window-font-color="true" fo:font-size="16pt" style:font-size-asian="16pt" style:font-size-complex="16pt" fo:background-color="#FFFFFF" style:text-underline-type="none"/>
    </style:style>
    <style:style style:name="T28" style:parent-style-name="Основнойшрифтабзаца" style:family="text">
      <style:text-properties style:font-name="Times New Roman" style:font-name-complex="Times New Roman" fo:font-size="16pt" style:font-size-asian="16pt" style:font-size-complex="16pt" fo:background-color="#FFFFFF"/>
    </style:style>
    <style:style style:name="T29" style:parent-style-name="Гиперссылка" style:family="text">
      <style:text-properties style:font-name="Times New Roman" style:font-name-complex="Times New Roman" style:use-window-font-color="true" fo:font-size="16pt" style:font-size-asian="16pt" style:font-size-complex="16pt" fo:background-color="#FFFFFF" style:text-underline-type="none"/>
    </style:style>
    <style:style style:name="T30" style:parent-style-name="Основнойшрифтабзаца" style:family="text">
      <style:text-properties style:font-name="Times New Roman" style:font-name-complex="Times New Roman" fo:font-size="16pt" style:font-size-asian="16pt" style:font-size-complex="16pt" fo:background-color="#FFFFFF"/>
    </style:style>
    <style:style style:name="T31" style:parent-style-name="Гиперссылка" style:family="text">
      <style:text-properties style:font-name="Times New Roman" style:font-name-complex="Times New Roman" style:use-window-font-color="true" fo:font-size="16pt" style:font-size-asian="16pt" style:font-size-complex="16pt" fo:background-color="#FFFFFF" style:text-underline-type="none"/>
    </style:style>
    <style:style style:name="T32" style:parent-style-name="Основнойшрифтабзаца" style:family="text">
      <style:text-properties style:font-name="Times New Roman" style:font-name-complex="Times New Roman" fo:font-size="16pt" style:font-size-asian="16pt" style:font-size-complex="16pt" fo:background-color="#FFFFFF"/>
    </style:style>
    <style:style style:name="T33" style:parent-style-name="Гиперссылка" style:family="text">
      <style:text-properties style:font-name="Times New Roman" style:font-name-complex="Times New Roman" style:use-window-font-color="true" fo:font-size="16pt" style:font-size-asian="16pt" style:font-size-complex="16pt" fo:background-color="#FFFFFF" style:text-underline-type="none"/>
    </style:style>
    <style:style style:name="T34" style:parent-style-name="Основнойшрифтабзаца" style:family="text">
      <style:text-properties style:font-name="Times New Roman" style:font-name-complex="Times New Roman" fo:font-size="16pt" style:font-size-asian="16pt" style:font-size-complex="16pt" fo:background-color="#FFFFFF"/>
    </style:style>
    <style:style style:name="T35" style:parent-style-name="Основнойшрифтабзаца" style:family="text">
      <style:text-properties style:font-name="Times New Roman" style:font-name-complex="Times New Roman" fo:font-size="16pt" style:font-size-asian="16pt" style:font-size-complex="16pt" fo:background-color="#FFFFFF"/>
    </style:style>
    <style:style style:name="T36" style:parent-style-name="Гиперссылка" style:family="text">
      <style:text-properties style:font-name="Times New Roman" style:font-name-complex="Times New Roman" style:use-window-font-color="true" fo:font-size="16pt" style:font-size-asian="16pt" style:font-size-complex="16pt" fo:background-color="#FFFFFF" style:text-underline-type="none"/>
    </style:style>
    <style:style style:name="T37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T38" style:parent-style-name="Основнойшрифтабзаца" style:family="text">
      <style:text-properties style:font-name="Times New Roman" style:font-name-complex="Times New Roman" fo:font-size="16pt" style:font-size-asian="16pt" style:font-size-complex="16pt" fo:background-color="#FFFFFF"/>
    </style:style>
    <style:style style:name="T39" style:parent-style-name="Основнойшрифтабзаца" style:family="text">
      <style:text-properties style:font-name="Times New Roman" style:font-name-complex="Times New Roman" fo:font-size="16pt" style:font-size-asian="16pt" style:font-size-complex="16pt" fo:background-color="#FFFFFF"/>
    </style:style>
    <style:style style:name="T40" style:parent-style-name="Основнойшрифтабзаца" style:family="text">
      <style:text-properties style:font-name="Times New Roman" style:font-name-complex="Times New Roman" fo:font-size="16pt" style:font-size-asian="16pt" style:font-size-complex="16pt" fo:background-color="#FFFFFF"/>
    </style:style>
    <style:style style:name="T41" style:parent-style-name="Гиперссылка" style:family="text">
      <style:text-properties style:font-name="Times New Roman" style:font-name-complex="Times New Roman" style:use-window-font-color="true" fo:font-size="16pt" style:font-size-asian="16pt" style:font-size-complex="16pt" fo:background-color="#FFFFFF" style:text-underline-type="none"/>
    </style:style>
    <style:style style:name="T42" style:parent-style-name="Основнойшрифтабзаца" style:family="text">
      <style:text-properties style:font-name="Times New Roman" style:font-name-complex="Times New Roman" fo:font-size="16pt" style:font-size-asian="16pt" style:font-size-complex="16pt" fo:background-color="#FFFFFF"/>
    </style:style>
    <style:style style:name="T43" style:parent-style-name="Гиперссылка" style:family="text">
      <style:text-properties style:font-name="Times New Roman" style:font-name-complex="Times New Roman" style:use-window-font-color="true" fo:font-size="16pt" style:font-size-asian="16pt" style:font-size-complex="16pt" fo:background-color="#FFFFFF" style:text-underline-type="none"/>
    </style:style>
    <style:style style:name="T44" style:parent-style-name="Основнойшрифтабзаца" style:family="text">
      <style:text-properties style:font-name="Times New Roman" style:font-name-complex="Times New Roman" fo:font-size="16pt" style:font-size-asian="16pt" style:font-size-complex="16pt" fo:background-color="#FFFFFF"/>
    </style:style>
    <style:style style:name="T45" style:parent-style-name="Гиперссылка" style:family="text">
      <style:text-properties style:font-name="Times New Roman" style:font-name-complex="Times New Roman" style:use-window-font-color="true" fo:font-size="16pt" style:font-size-asian="16pt" style:font-size-complex="16pt" fo:background-color="#FFFFFF" style:text-underline-type="none"/>
    </style:style>
    <style:style style:name="T46" style:parent-style-name="Основнойшрифтабзаца" style:family="text">
      <style:text-properties style:font-name="Times New Roman" style:font-name-complex="Times New Roman" fo:font-size="16pt" style:font-size-asian="16pt" style:font-size-complex="16pt" fo:background-color="#FFFFFF"/>
    </style:style>
    <style:style style:name="T47" style:parent-style-name="Гиперссылка" style:family="text">
      <style:text-properties style:font-name="Times New Roman" style:font-name-complex="Times New Roman" style:use-window-font-color="true" fo:font-size="16pt" style:font-size-asian="16pt" style:font-size-complex="16pt" fo:background-color="#FFFFFF" style:text-underline-type="none"/>
    </style:style>
    <style:style style:name="T48" style:parent-style-name="Основнойшрифтабзаца" style:family="text">
      <style:text-properties style:font-name="Times New Roman" style:font-name-complex="Times New Roman" fo:font-size="16pt" style:font-size-asian="16pt" style:font-size-complex="16pt" fo:background-color="#FFFFFF"/>
    </style:style>
    <style:style style:name="T49" style:parent-style-name="Гиперссылка" style:family="text">
      <style:text-properties style:font-name="Times New Roman" style:font-name-complex="Times New Roman" style:use-window-font-color="true" fo:font-size="16pt" style:font-size-asian="16pt" style:font-size-complex="16pt" fo:background-color="#FFFFFF" style:text-underline-type="none"/>
    </style:style>
    <style:style style:name="T50" style:parent-style-name="Основнойшрифтабзаца" style:family="text">
      <style:text-properties style:font-name="Times New Roman" style:font-name-complex="Times New Roman" fo:font-size="16pt" style:font-size-asian="16pt" style:font-size-complex="16pt" fo:background-color="#FFFFFF"/>
    </style:style>
    <style:style style:name="T51" style:parent-style-name="Гиперссылка" style:family="text">
      <style:text-properties style:font-name="Times New Roman" style:font-name-complex="Times New Roman" style:use-window-font-color="true" fo:font-size="16pt" style:font-size-asian="16pt" style:font-size-complex="16pt" fo:background-color="#FFFFFF" style:text-underline-type="none"/>
    </style:style>
    <style:style style:name="T52" style:parent-style-name="Основнойшрифтабзаца" style:family="text">
      <style:text-properties style:font-name="Times New Roman" style:font-name-complex="Times New Roman" fo:font-size="16pt" style:font-size-asian="16pt" style:font-size-complex="16pt" fo:background-color="#FFFFFF"/>
    </style:style>
    <style:style style:name="T53" style:parent-style-name="Гиперссылка" style:family="text">
      <style:text-properties style:font-name="Times New Roman" style:font-name-complex="Times New Roman" style:use-window-font-color="true" fo:font-size="16pt" style:font-size-asian="16pt" style:font-size-complex="16pt" fo:background-color="#FFFFFF" style:text-underline-type="none"/>
    </style:style>
    <style:style style:name="T54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T55" style:parent-style-name="Основнойшрифтабзаца" style:family="text">
      <style:text-properties style:font-name="Times New Roman" style:font-name-complex="Times New Roman" fo:font-size="16pt" style:font-size-asian="16pt" style:font-size-complex="16pt" fo:background-color="#FFFFFF"/>
    </style:style>
    <style:style style:name="T56" style:parent-style-name="Гиперссылка" style:family="text">
      <style:text-properties style:font-name="Times New Roman" style:font-name-complex="Times New Roman" style:use-window-font-color="true" fo:font-size="16pt" style:font-size-asian="16pt" style:font-size-complex="16pt" fo:background-color="#FFFFFF" style:text-underline-type="none"/>
    </style:style>
    <style:style style:name="T57" style:parent-style-name="Основнойшрифтабзаца" style:family="text">
      <style:text-properties style:font-name="Times New Roman" style:font-name-complex="Times New Roman" fo:font-size="16pt" style:font-size-asian="16pt" style:font-size-complex="16pt" fo:background-color="#FFFFFF"/>
    </style:style>
    <style:style style:name="T58" style:parent-style-name="Гиперссылка" style:family="text">
      <style:text-properties style:font-name="Times New Roman" style:font-name-complex="Times New Roman" style:use-window-font-color="true" fo:font-size="16pt" style:font-size-asian="16pt" style:font-size-complex="16pt" fo:background-color="#FFFFFF" style:text-underline-type="none"/>
    </style:style>
    <style:style style:name="T59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P60" style:parent-style-name="Обычныйвеб" style:family="paragraph">
      <style:paragraph-properties fo:margin-top="0.0833in" fo:margin-bottom="0.0833in" fo:background-color="#FFFFFF"/>
    </style:style>
    <style:style style:name="T61" style:parent-style-name="Основнойшрифтабзаца" style:family="text">
      <style:text-properties fo:font-size="16pt" style:font-size-asian="16pt" style:font-size-complex="16pt"/>
    </style:style>
    <style:style style:name="T62" style:parent-style-name="Основнойшрифтабзаца" style:family="text">
      <style:text-properties fo:font-size="16pt" style:font-size-asian="16pt" style:font-size-complex="16pt" fo:background-color="#FFFFFF"/>
    </style:style>
    <style:style style:name="P63" style:parent-style-name="Textbody" style:family="paragraph">
      <style:text-properties style:font-name="Times New Roman" style:font-name-complex="Times New Roman" fo:font-size="16pt" style:font-size-asian="16pt" style:font-size-complex="16pt" fo:background-color="#FFFFFF"/>
    </style:style>
    <style:style style:name="T64" style:parent-style-name="Основнойшрифтабзаца" style:family="text">
      <style:text-properties style:font-name="Times New Roman" style:font-name-complex="Times New Roman" style:font-weight-complex="bold" fo:font-size="16pt" style:font-size-asian="16pt" style:font-size-complex="16pt" fo:background-color="#FFFFFF"/>
    </style:style>
    <style:style style:name="T65" style:parent-style-name="Основнойшрифтабзаца" style:family="text">
      <style:text-properties style:font-name="Times New Roman" style:font-name-complex="Times New Roman" fo:font-size="16pt" style:font-size-asian="16pt" style:font-size-complex="16pt" fo:background-color="#FFFFFF"/>
    </style:style>
    <style:style style:name="P66" style:parent-style-name="Textbody" style:family="paragraph">
      <style:text-properties style:font-name="Times New Roman" style:font-name-complex="Times New Roman" fo:font-size="16pt" style:font-size-asian="16pt" style:font-size-complex="16pt" fo:background-color="#FAFAFA"/>
    </style:style>
    <style:style style:name="T67" style:parent-style-name="Основнойшрифтабзаца" style:family="text">
      <style:text-properties style:font-name="Times New Roman" style:font-name-complex="Times New Roman" style:font-weight-complex="bold" fo:font-size="16pt" style:font-size-asian="16pt" style:font-size-complex="16pt" fo:background-color="#FFFFFF"/>
    </style:style>
    <style:style style:name="T68" style:parent-style-name="Основнойшрифтабзаца" style:family="text">
      <style:text-properties style:font-name="Times New Roman" style:font-name-complex="Times New Roman" fo:font-size="16pt" style:font-size-asian="16pt" style:font-size-complex="16pt" fo:background-color="#FFFFFF"/>
    </style:style>
    <style:style style:name="T69" style:parent-style-name="Гиперссылка" style:family="text">
      <style:text-properties style:font-name="Times New Roman" style:font-name-complex="Times New Roman" style:use-window-font-color="true" fo:font-size="16pt" style:font-size-asian="16pt" style:font-size-complex="16pt" fo:background-color="#FFFFFF" style:text-underline-type="none"/>
    </style:style>
    <style:style style:name="T70" style:parent-style-name="Основнойшрифтабзаца" style:family="text">
      <style:text-properties style:font-name="Times New Roman" style:font-name-complex="Times New Roman" fo:font-size="16pt" style:font-size-asian="16pt" style:font-size-complex="16pt" fo:background-color="#FFFFFF"/>
    </style:style>
    <style:style style:name="T71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T72" style:parent-style-name="Основнойшрифтабзаца" style:family="text">
      <style:text-properties style:font-name="Times New Roman" style:font-name-complex="Times New Roman" fo:font-size="16pt" style:font-size-asian="16pt" style:font-size-complex="16pt" fo:background-color="#FFFFFF"/>
    </style:style>
    <style:style style:name="T73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T74" style:parent-style-name="Основнойшрифтабзаца" style:family="text">
      <style:text-properties style:font-name="Times New Roman" style:font-name-complex="Times New Roman" fo:font-size="16pt" style:font-size-asian="16pt" style:font-size-complex="16pt" fo:background-color="#FFFFFF"/>
    </style:style>
    <style:style style:name="T75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T76" style:parent-style-name="Основнойшрифтабзаца" style:family="text">
      <style:text-properties style:font-name="Times New Roman" style:font-name-complex="Times New Roman" fo:font-size="16pt" style:font-size-asian="16pt" style:font-size-complex="16pt" fo:background-color="#FFFFFF"/>
    </style:style>
    <style:style style:name="T77" style:parent-style-name="Основнойшрифтабзаца" style:family="text">
      <style:text-properties style:font-name="Times New Roman" style:font-name-complex="Times New Roman" fo:font-size="16pt" style:font-size-asian="16pt" style:font-size-complex="16pt" fo:background-color="#FFFFFF"/>
    </style:style>
    <style:style style:name="T78" style:parent-style-name="Основнойшрифтабзаца" style:family="text">
      <style:text-properties style:font-name="Times New Roman" style:font-name-complex="Times New Roman" fo:font-size="16pt" style:font-size-asian="16pt" style:font-size-complex="16pt" fo:background-color="#FAFAFA"/>
    </style:style>
    <style:style style:name="P79" style:parent-style-name="Textbody" style:family="paragraph">
      <style:text-properties style:font-name="Times New Roman" style:font-name-complex="Times New Roman" fo:font-size="16pt" style:font-size-asian="16pt" style:font-size-complex="16pt" fo:background-color="#FAFAFA"/>
    </style:style>
    <style:style style:name="P80" style:parent-style-name="Textbody" style:family="paragraph">
      <style:text-properties style:font-name="Times New Roman" style:font-name-complex="Times New Roman" fo:font-size="16pt" style:font-size-asian="16pt" style:font-size-complex="16pt" fo:background-color="#FAFAFA"/>
    </style:style>
    <style:style style:name="P81" style:parent-style-name="Заголовок3" style:family="paragraph">
      <style:paragraph-properties fo:margin-top="0.2166in" fo:margin-bottom="0.0833in" fo:background-color="#FFFFFF"/>
      <style:text-properties fo:font-weight="normal" style:font-weight-asian="normal" fo:font-size="16pt" style:font-size-asian="16pt" style:font-size-complex="16pt"/>
    </style:style>
    <style:style style:name="P82" style:parent-style-name="Заголовок1" style:family="paragraph">
      <style:paragraph-properties fo:margin-bottom="0.0833in" fo:background-color="#FFFFFF"/>
    </style:style>
    <style:style style:name="T83" style:parent-style-name="Основнойшрифтабзаца" style:family="text">
      <style:text-properties style:font-name="Times New Roman" style:font-name-complex="Times New Roman" style:use-window-font-color="true" style:font-size-complex="16pt" fo:background-color="#FAFAFA"/>
    </style:style>
    <style:style style:name="T84" style:parent-style-name="Основнойшрифтабзаца" style:family="text">
      <style:text-properties style:font-name="Times New Roman" style:font-name-complex="Times New Roman" fo:text-transform="uppercase" style:use-window-font-color="true" style:font-size-complex="16pt" fo:background-color="#FFFFFF"/>
    </style:style>
    <style:style style:name="T85" style:parent-style-name="Основнойшрифтабзаца" style:family="text">
      <style:text-properties style:font-name="Times New Roman" style:font-name-complex="Times New Roman" style:use-window-font-color="true" style:font-size-complex="16pt"/>
    </style:style>
    <style:style style:name="P86" style:parent-style-name="Абзацсписка" style:family="paragraph">
      <style:paragraph-properties style:vertical-align="auto" fo:margin-top="0.0694in" fo:margin-bottom="0.0694in" fo:background-color="#FFFFFF"/>
      <style:text-properties style:font-name="Times New Roman" style:font-name-complex="Times New Roman" fo:font-size="16pt" style:font-size-asian="16pt" style:font-size-complex="16pt" fo:hyphenate="true"/>
    </style:style>
    <style:style style:name="P87" style:parent-style-name="Заголовок3" style:family="paragraph">
      <style:paragraph-properties fo:margin-top="0.2166in" fo:margin-bottom="0.0833in" fo:background-color="#FFFFFF"/>
      <style:text-properties fo:font-weight="normal" style:font-weight-asian="normal" fo:font-size="16pt" style:font-size-asian="16pt" style:font-size-complex="16pt"/>
    </style:style>
    <style:style style:name="P88" style:parent-style-name="Textbody" style:family="paragraph">
      <style:text-properties style:font-name="Times New Roman" style:font-name-complex="Times New Roman" style:font-weight-complex="bold" fo:font-size="16pt" style:font-size-asian="16pt" style:font-size-complex="16pt" fo:background-color="#FFFFFF"/>
    </style:style>
  </office:automatic-styles>
  <office:body>
    <office:text text:use-soft-page-breaks="true">
      <text:p text:style-name="P1"/>
      <text:p text:style-name="P2">Швеция, более официально Королевство Швеция, скандинавская страна, расположенная на Скандинавском полуострове в Северной Европе.<text:s/>На западе Швеция граничит с Норвегией, на<text:s/>северо-востоке — с Финляндией, а с востока и юга её омывают воды Балтийского моря.<text:s/>Швеция является крупнейшей страной Северной Европы, третьей по величине страной в Европейском союзе и пятой по величине страной в Европе.</text:p>
      <text:p text:style-name="Textbody"><text:span text:style-name="T3">Швеция -<text:s/></text:span><text:a office:title="Унитарное государство" xlink:href="https://ru.wikipedia.org/wiki/%D0%A3%D0%BD%D0%B8%D1%82%D0%B0%D1%80%D0%BD%D0%BE%D0%B5_%D0%B3%D0%BE%D1%81%D1%83%D0%B4%D0%B0%D1%80%D1%81%D1%82%D0%B2%D0%BE" office:target-frame-name="_top" xlink:show="replace"><text:span text:style-name="T4">унитарное государство</text:span></text:a><text:span text:style-name="T5">, с формой правления </text:span><text:a office:title="Конституционная монархия" xlink:href="https://ru.wikipedia.org/wiki/%D0%9A%D0%BE%D0%BD%D1%81%D1%82%D0%B8%D1%82%D1%83%D1%86%D0%B8%D0%BE%D0%BD%D0%BD%D0%B0%D1%8F_%D0%BC%D0%BE%D0%BD%D0%B0%D1%80%D1%85%D0%B8%D1%8F" office:target-frame-name="_top" xlink:show="replace"><text:span text:style-name="T6">конституционная монархия</text:span></text:a><text:span text:style-name="T7">. С 15 сентября 1973 года </text:span><text:a office:title="Список королей Швеции" xlink:href="https://ru.wikipedia.org/wiki/%D0%A1%D0%BF%D0%B8%D1%81%D0%BE%D0%BA_%D0%BA%D0%BE%D1%80%D0%BE%D0%BB%D0%B5%D0%B9_%D0%A8%D0%B2%D0%B5%D1%86%D0%B8%D0%B8" office:target-frame-name="_top" xlink:show="replace"><text:span text:style-name="T8">королём Швеции</text:span></text:a><text:span text:style-name="T9"> является </text:span><text:a office:title="Карл XVI Густав" xlink:href="https://ru.wikipedia.org/wiki/%D0%9A%D0%B0%D1%80%D0%BB_XVI_%D0%93%D1%83%D1%81%D1%82%D0%B0%D0%B2" office:target-frame-name="_top" xlink:show="replace"><text:span text:style-name="T10">Карл XVI Густав</text:span></text:a><text:span text:style-name="T11">.</text:span><text:span text:style-name="T12"><text:s/></text:span><text:span text:style-name="T13">Глава государства — король. Он не имеет политических полномочий и не участвует в политической жизни. Законодательная власть принадлежит парламенту — </text:span><text:a office:title="Риксдаг" xlink:href="https://ru.wikipedia.org/wiki/%D0%A0%D0%B8%D0%BA%D1%81%D0%B4%D0%B0%D0%B3" office:target-frame-name="_top" xlink:show="replace"><text:span text:style-name="T14">Риксдагу</text:span></text:a><text:span text:style-name="T15">, который переизбирается всеобщим голосованием по пропорциональной системе каждые четыре года. В его состав входят 349 депутатов. С 1971 года риксдаг является однопалатным. Для того, чтобы стать депутатом Риксдага, нужно быть гражданином Швеции, а также достичь возраста 18 лет.</text:span><text:span text:style-name="T16"><text:s/></text:span><text:span text:style-name="T17">Денежная единица — </text:span><text:a office:title="Шведская крона" xlink:href="https://ru.wikipedia.org/wiki/%D0%A8%D0%B2%D0%B5%D0%B4%D1%81%D0%BA%D0%B0%D1%8F_%D0%BA%D1%80%D0%BE%D0%BD%D0%B0" office:target-frame-name="_top" xlink:show="replace"><text:span text:style-name="T18">шведская крона</text:span></text:a><text:span text:style-name="T19">.</text:span></text:p>
      <text:p text:style-name="Textbody"><text:span text:style-name="T20">Стокгольм<text:s/></text:span><text:span text:style-name="T21">–<text:s/></text:span><text:span text:style-name="T22">столица Швеции, а также</text:span><text:span text:style-name="T23"><text:s/>один из крупнейших скандинавских городов, известный разноцветными зданиями оригинальной окраски и открытому здесь «стокгольмскому синдрому».</text:span></text:p>
      <text:p text:style-name="P24">Умеренный климат установлен на большей части территории, температура в зимнее время держится на нулевой отметке, но на севере страны картина другая: из-за субарктического климата зимы здесь холодные, а лето прохладное. Высокий сезон в Швеции начинается в летние и зимние месяцы. Особенно красиво в Швеции зимой, а в межсезонье дождливо.</text:p>
      <text:p text:style-name="P25">Границы Швеции не менялись с 1905 года, а в войнах страна не участвовала с 1814 года – что делает Швецию одной из самых миролюбивых стран на земном шаре.</text:p>
      <text:p text:style-name="Textbody"><text:span text:style-name="T26">Швеция — </text:span><text:a office:title="Многонациональное государство" xlink:href="https://ru.wikipedia.org/wiki/%D0%9C%D0%BD%D0%BE%D0%B3%D0%BE%D0%BD%D0%B0%D1%86%D0%B8%D0%BE%D0%BD%D0%B0%D0%BB%D1%8C%D0%BD%D0%BE%D0%B5_%D0%B3%D0%BE%D1%81%D1%83%D0%B4%D0%B0%D1%80%D1%81%D1%82%D0%B2%D0%BE" office:target-frame-name="_top" xlink:show="replace"><text:span text:style-name="T27">многонациональное государство</text:span></text:a><text:span text:style-name="T28"> с широким этнокультурным, религиозным, расовым и национальным многообразием. Кроме </text:span><text:a office:title="Шведы" xlink:href="https://ru.wikipedia.org/wiki/%D0%A8%D0%B2%D0%B5%D0%B4%D1%8B" office:target-frame-name="_top" xlink:show="replace"><text:span text:style-name="T29">шведов</text:span></text:a><text:span text:style-name="T30">, в Швеции проживает более 17 тысяч </text:span><text:a office:title="Саамы" xlink:href="https://ru.wikipedia.org/wiki/%D0%A1%D0%B0%D0%B0%D0%BC%D1%8B" office:target-frame-name="_top" xlink:show="replace"><text:span text:style-name="T31">саамов</text:span></text:a><text:span text:style-name="T32">, более 50 тысяч коренных </text:span><text:a office:title="Финны" xlink:href="https://ru.wikipedia.org/wiki/%D0%A4%D0%B8%D0%BD%D0%BD%D1%8B" office:target-frame-name="_top" xlink:show="replace"><text:span text:style-name="T33">финнов</text:span></text:a><text:span text:style-name="T34">, а также более 450 тысяч этнических финнов, иммигрировавших в страну в течение XX века, а также их потомков.</text:span><text:span text:style-name="T35"><text:s/>Официальным языком является </text:span><text:a office:title="Шведский язык" xlink:href="https://ru.wikipedia.org/wiki/%D0%A8%D0%B2%D0%B5%D0%B4%D1%81%D0%BA%D0%B8%D0%B9_%D1%8F%D0%B7%D1%8B%D0%BA" office:target-frame-name="_top" xlink:show="replace"><text:span text:style-name="T36">шведский</text:span></text:a><text:span text:style-name="T37">.<text:s/></text:span><text:span text:style-name="T38">Также насчитывается около сотни других диалектов шведского языка, которым жители страны пользуются как в частной, так и в публичной жизни, к примеру</text:span><text:span text:style-name="T39">,</text:span><text:span text:style-name="T40"><text:s/>на телевидении. Большинство населения достаточно хорошо владеет </text:span><text:a office:title="Английский язык" xlink:href="https://ru.wikipedia.org/wiki/%D0%90%D0%BD%D0%B3%D0%BB%D0%B8%D0%B9%D1%81%D0%BA%D0%B8%D0%B9_%D1%8F%D0%B7%D1%8B%D0%BA" office:target-frame-name="_top" xlink:show="replace"><text:span text:style-name="T41">английским языком</text:span></text:a><text:span text:style-name="T42">. Языками национальных меньшинств признаны: </text:span><text:a office:title="Саамский язык" xlink:href="https://ru.wikipedia.org/wiki/%D0%A1%D0%B0%D0%B0%D0%BC%D1%81%D0%BA%D0%B8%D0%B9_%D1%8F%D0%B7%D1%8B%D0%BA" office:target-frame-name="_top" xlink:show="replace"><text:span text:style-name="T43">саамский</text:span></text:a><text:span text:style-name="T44">, </text:span><text:a office:title="Меянкиели" xlink:href="https://ru.wikipedia.org/wiki/%D0%9C%D0%B5%D1%8F%D0%BD%D0%BA%D0%B8%D0%B5%D0%BB%D0%B8" office:target-frame-name="_top" xlink:show="replace"><text:span text:style-name="T45">меянкиели</text:span></text:a><text:span text:style-name="T46">, </text:span><text:a office:title="Финский язык" xlink:href="https://ru.wikipedia.org/wiki/%D0%A4%D0%B8%D0%BD%D1%81%D0%BA%D0%B8%D0%B9_%D1%8F%D0%B7%D1%8B%D0%BA" office:target-frame-name="_top" xlink:show="replace"><text:span text:style-name="T47">финский</text:span></text:a><text:span text:style-name="T48">, </text:span><text:a office:title="Цыганский язык" xlink:href="https://ru.wikipedia.org/wiki/%D0%A6%D1%8B%D0%B3%D0%B0%D0%BD%D1%81%D0%BA%D0%B8%D0%B9_%D1%8F%D0%B7%D1%8B%D0%BA" office:target-frame-name="_top" xlink:show="replace"><text:span text:style-name="T49">цыганский</text:span></text:a><text:span text:style-name="T50"> и </text:span><text:a office:title="Идиш" xlink:href="https://ru.wikipedia.org/wiki/%D0%98%D0%B4%D0%B8%D1%88" office:target-frame-name="_top" xlink:show="replace"><text:span text:style-name="T51">идиш</text:span></text:a><text:span text:style-name="T52">. Согласно статистике за 2018 год, 5,9 миллиона шведов (57,7 % от всего населения страны) формально принадлежит к </text:span><text:a office:title="Церковь Швеции" xlink:href="https://ru.wikipedia.org/wiki/%D0%A6%D0%B5%D1%80%D0%BA%D0%BE%D0%B2%D1%8C_%D0%A8%D0%B2%D0%B5%D1%86%D0%B8%D0%B8" office:target-frame-name="_top" xlink:show="replace"><text:span text:style-name="T53">Церкви Швеции</text:span></text:a><text:span text:style-name="T54"><text:s/>(</text:span><text:span text:style-name="T55">крупнейшая </text:span><text:a office:title="Христианство" xlink:href="https://ru.wikipedia.org/wiki/%D0%A5%D1%80%D0%B8%D1%81%D1%82%D0%B8%D0%B0%D0%BD%D1%81%D1%82%D0%B2%D0%BE" office:target-frame-name="_top" xlink:show="replace"><text:span text:style-name="T56">христианская</text:span></text:a><text:span text:style-name="T57"> церковь в </text:span><text:a xlink:href="https://ru.wikipedia.org/wiki/%D0%A8%D0%B2%D0%B5%D1%86%D0%B8%D1%8F" office:target-frame-name="_top" xlink:show="replace"><text:span text:style-name="T58">Швеции</text:span></text:a><text:span text:style-name="T59">).<text:s/></text:span></text:p>
      <text:p text:style-name="P60"><text:span text:style-name="T61">На образование в Швеции выделяется 7,7 % ВВП. С шестилетнего возраста каждый ребёнок в Швеции имеет право на бесплатное образование в школе.<text:s/></text:span><text:span text:style-name="T62">Швеция — одна из стран мира, в которых учится большая доля иностранных студентов. Высшее образование бесплатное для шведских граждан и граждан стран ЕС.</text:span></text:p>
      <text:p text:style-name="P63">За последние десятилетия Швеция совершила рывок в современных секторах экономики — цифровых технологиях и телекоммуникациях. Основными отраслями экономики Швеции считаются горнодобывающая, лесоперерабатывающая, металлургическая промышленность. Также на высоком уровне развития находится машиностроение и энергетический комплекс. Повышенная экспортная ориентированность большинства отраслей приносит хороший доход в государственный бюджет страны, что благоприятно сказывается на экономическом развитии. Стокгольм — самый развитый в промышленном плане город. Здесь расположились предприятия пищевой и швейной индустрии, компании, специализирующие на изготовлении полиграфической продукции. Швеция — одна из лидирующих стран в мире по добыванию железной руды высочайшего качества. Автомобильная индустрия Швеции всегда ассоциируется с производством легковых автомобилей Вольво и Сааб. Также в стране изготавливаются грузовые автомобили марок Вольво и Скания. Судостроение в Швеции является достаточно развитой отраслью промышленности. Авиаракетостроение — развитая отрасль шведской военной промышленности.</text:p>
      <text:p text:style-name="Textbody"><text:span text:style-name="T64">Сельское хозяйство Швеции</text:span><text:span text:style-name="T65"> имеет отличия в зависимости от региона. Южная оконечность Швеции является наиболее благоприятным для сельского хозяйства районом.  Экономически выгоднее отдавать землю под выращивание леса, чем под сельское хозяйство в северных и центральных районах страны.</text:span></text:p>
      <text:p text:style-name="P66">Согласно опросам, почти треть шведов считают экологию и загрязнение окружающей среды одним из самых волнующих их вопросов. Более 99% мусора в Швеции перерабатывается и используется повторно тем или иным способом – этот феномен уже прозвали «шведской революцией ресайклинга». Ни одной другой стране в мире пока не удавалось подойти так близко к мечте о безотходном производстве и чистых воде и воздухе. У каждой шведской семьи в квартире и в каждом доме есть несколько контейнеров с наклейками. На одном – стекло, на другом – картон, на третьем – металл, на четвертом – пластик, на пятом – для газет. Отдельный контейнер – для пищевого мусора. В эти контейнеры складываются соответствующие отходы, которые затем везут на станцию сбора мусора. Важность сортировки мусора настолько закрепилась в сознании шведов, что многие делают это автоматически.</text:p>
      <text:p text:style-name="Textbody"><text:span text:style-name="T67">Шведский институт стандартизации (SIS).<text:s/></text:span><text:span text:style-name="T68">  С 1-го января 2001 г. </text:span><text:a xlink:href="http://www.sis.se/" office:target-frame-name="_blank" xlink:show="new"><text:span text:style-name="T69">SIS – национальная организация по cтандартизации Швеции</text:span></text:a><text:span text:style-name="T70"> – приступил к работе после реорганизации своей структуры.</text:span><text:span text:style-name="T71"><text:line-break/></text:span><text:span text:style-name="T72">    Этому предшествовала большая работа по анализу деятельности организации за последние 5 лет, который выявил несколько причин, обусловивших необходимость реорганизации:финансовые проблемы: в 1999 году дефицит бюджета SIS составил 7 млн. шведских крон. Особенности шведской экономики, вызывающие специфические требования к политике национальной организации по стандартизации: промышленность Швеции в основном ориентирована на международную торговлю и экспорт продукции, что, очевидно, связано с ограниченностью внутреннего рынка.  Для руководства деятельностью SIS учрежден Совет по стандартизации, состоящий из представителей государственных органов и Конфедерации шведских предприятий. Совет состоит из шести членов и председателя Совета. Заседания Совета проходят три или четыре раза в год. Главной задачей Совета является согласование позиций всех заинтересованных сторон. В конечном счете, по мнению руководства SIS, деятельность по стандартизации должна приводить к росту торговли, повышению уровня жизни людей, снижению стоимости продуктов, защите окружающей среды.  В работе SIS участвуют 1500 компаний и организаций, 5 тыс. технических экспертов.</text:span><text:span text:style-name="T73"><text:s/></text:span><text:span text:style-name="T74">Каждый год в Швеции проводится более 750 семинаров, конференций и других мероприятий по вопросам, связанным со стандартизацией.  Швеция принимает участие в работе приблизительно 230 секретариатов международных организаций по стандартизации.</text:span><text:span text:style-name="T75"><text:s/></text:span><text:span text:style-name="T76">Ежегодно в стране публикуется 1500 пересмотренных стандартов.</text:span></text:p>
      <text:p text:style-name="Textbody"><text:span text:style-name="T77">Швеция официально придерживается принципа нейтралитета в военное время и неприсоединения к военным блокам — в мирное. Швеция проводит достаточно активную внешнюю политику, участвуя в международных организациях и программах. В 1920 году Швеция стала членом Лиги Наций, в 1946 — вошла в ООН. С 1924 года Швеция поддерживает дипломатические отношения Россией.<text:s/></text:span><text:span text:style-name="T78">Основными направлениями развития двусторонних отношений на нынешнем этапе являются практическое сотрудничество по широкому кругу актуальных вопросов, межведомственные контакты, межрегиональные связи, сотрудничество в области культуры, рост взаимной торговли и инвестиций. Оба государства заинтересованы в укреплении стабильности на Севере Европы, обеспечении экологической безопасности Балтийского и Баренцева регионов.</text:span></text:p>
      <text:p text:style-name="P79"/>
      <text:p text:style-name="P80">Примеры национальных стандартов.</text:p>
      <text:list text:style-name="LFO2" text:continue-numbering="true">
        <text:list-item>
          <text:p text:style-name="P81">Стандарт SS-21054: 2020<text:s/>-<text:s/>предназначен для поддержки тех, кто работает как с новыми, так и с существующими зданиями. Стандарт может применяться ко всем типам зданий, за исключением заводов, и может использоваться как при планировании, так и при проектировании, а также при эксплуатации, что позволяет производить налогообложение, измерение и определение арендной платы.</text:p>
        </text:list-item>
      </text:list>
      <text:list text:style-name="LFO2" text:continue-numbering="true">
        <text:list-item>
          <text:p text:style-name="P82"><text:span text:style-name="T83">Стандарт<text:s/></text:span><text:span text:style-name="T84">SS-EN 29367-1. Д</text:span><text:span text:style-name="T85">орожные транспортные средства - Предохранитель из транспортного средства для перевозки накатных / откатных судов. Определяет минимальные требования, позволяющие эффективно крепить и закреплять дорожные транспортные средства, бортовые катящиеся / катящиеся суда. Применяется к грузовым транспортным средствам и тягачам с полуприцепами, автопоездам и составам транспортных средств с максимально разрешенной общей массой транспортного средства и груза, как определено в ISO 1176, от 3,5 т до 40 т. Не распространяется на легковые автомобили, автобусы и специальные транспортные средства.</text:span></text:p>
        </text:list-item>
      </text:list>
      <text:p text:style-name="P86"/>
      <text:h text:style-name="P87" text:outline-level="3"/>
      <text:p text:style-name="P8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E74B5" fo:font-size="16pt" style:font-size-asian="16pt" style:font-size-complex="14.5pt" fo:hyphenate="false"/>
    </style:style>
    <style:style style:name="Заголовок3" style:display-name="Заголовок 3" style:family="paragraph" style:parent-style-name="Обычный" style:default-outline-level="3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ru" style:country-asian="RU" style:language-complex="ar" style:country-complex="SA" fo:hyphenate="tru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/>
    </style:style>
    <style:style style:name="Обычныйвеб" style:display-name="Обычный (веб)" style:family="paragraph" style:parent-style-name="Обычный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Заголовок3Знак" style:display-name="Заголовок 3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ru" style:country-asian="RU" style:language-complex="ar" style:country-complex="SA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Заголовок1Знак" style:display-name="Заголовок 1 Знак" style:family="text" style:parent-style-name="Основнойшрифтабзаца">
      <style:text-properties style:font-name="Calibri Light" style:font-name-asian="Times New Roman" style:font-name-complex="Mangal" fo:color="#2E74B5" fo:font-size="16pt" style:font-size-asian="16pt" style:font-size-complex="14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Arial" style:font-name-complex="Arial" fo:color="#333333" fo:font-size="10.5pt" style:font-size-asian="10.5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text:style-name="WW_CharLFO2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Accelerator</dc:creator>
    <meta:creation-date>2023-02-27T15:37:00Z</meta:creation-date>
    <dc:date>2023-02-27T21:12:00Z</dc:date>
    <meta:template xlink:href="Normal.dotm" xlink:type="simple"/>
    <meta:editing-cycles>3</meta:editing-cycles>
    <meta:editing-duration>PT4500S</meta:editing-duration>
    <meta:document-statistic meta:page-count="1" meta:paragraph-count="22" meta:word-count="1686" meta:character-count="11278" meta:row-count="80" meta:non-whitespace-character-count="9614"/>
  </office:meta>
</office:document-meta>
</file>